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0.5in" fo:margin-right="0in" fo:text-indent="0in" style:auto-text-indent="false"/>
    </style:style>
    <style:style style:name="P3" style:family="paragraph" style:parent-style-name="Preformatted_20_Text" style:list-style-name="L11"/>
    <style:style style:name="P4" style:family="paragraph" style:parent-style-name="Preformatted_20_Text" style:list-style-name="L12"/>
    <style:style style:name="P5" style:family="paragraph" style:parent-style-name="Preformatted_20_Text" style:list-style-name="L13"/>
    <style:style style:name="P6" style:family="paragraph" style:parent-style-name="Preformatted_20_Text" style:list-style-name="L15"/>
    <style:style style:name="P7" style:family="paragraph" style:parent-style-name="Preformatted_20_Text" style:list-style-name="L17"/>
    <style:style style:name="P8" style:family="paragraph" style:parent-style-name="Preformatted_20_Text" style:list-style-name="L20"/>
    <style:style style:name="P9" style:family="paragraph" style:parent-style-name="Text_20_body" style:list-style-name="L2">
      <style:paragraph-properties fo:margin-top="0in" fo:margin-bottom="0in" style:contextual-spacing="false"/>
    </style:style>
    <style:style style:name="P10" style:family="paragraph" style:parent-style-name="Text_20_body" style:list-style-name="L3">
      <style:paragraph-properties fo:margin-top="0in" fo:margin-bottom="0in" style:contextual-spacing="false"/>
    </style:style>
    <style:style style:name="P11" style:family="paragraph" style:parent-style-name="Text_20_body" style:list-style-name="L4">
      <style:paragraph-properties fo:margin-top="0in" fo:margin-bottom="0in" style:contextual-spacing="false"/>
    </style:style>
    <style:style style:name="P12" style:family="paragraph" style:parent-style-name="Text_20_body" style:list-style-name="L5">
      <style:paragraph-properties fo:margin-top="0in" fo:margin-bottom="0in" style:contextual-spacing="false"/>
    </style:style>
    <style:style style:name="P13" style:family="paragraph" style:parent-style-name="Text_20_body" style:list-style-name="L6">
      <style:paragraph-properties fo:margin-top="0in" fo:margin-bottom="0in" style:contextual-spacing="false"/>
    </style:style>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12"/>
    <style:style style:name="P20" style:family="paragraph" style:parent-style-name="Text_20_body" style:list-style-name="L13"/>
    <style:style style:name="P21" style:family="paragraph" style:parent-style-name="Text_20_body" style:list-style-name="L14"/>
    <style:style style:name="P22" style:family="paragraph" style:parent-style-name="Text_20_body" style:list-style-name="L15"/>
    <style:style style:name="P23" style:family="paragraph" style:parent-style-name="Text_20_body" style:list-style-name="L15">
      <style:text-properties fo:font-weight="bold" style:font-weight-asian="bold" style:font-weight-complex="bold"/>
    </style:style>
    <style:style style:name="P24" style:family="paragraph" style:parent-style-name="Text_20_body" style:list-style-name="L16">
      <style:paragraph-properties fo:margin-top="0in" fo:margin-bottom="0in" style:contextual-spacing="false"/>
    </style:style>
    <style:style style:name="P25" style:family="paragraph" style:parent-style-name="Text_20_body" style:list-style-name="L17"/>
    <style:style style:name="P26" style:family="paragraph" style:parent-style-name="Text_20_body" style:list-style-name="L18">
      <style:paragraph-properties fo:margin-top="0in" fo:margin-bottom="0in" style:contextual-spacing="false"/>
    </style:style>
    <style:style style:name="P27" style:family="paragraph" style:parent-style-name="Text_20_body" style:list-style-name="L19">
      <style:paragraph-properties fo:margin-top="0in" fo:margin-bottom="0in" style:contextual-spacing="false"/>
    </style:style>
    <style:style style:name="P28" style:family="paragraph" style:parent-style-name="Text_20_body" style:list-style-name="L20"/>
    <style:style style:name="P29" style:family="paragraph" style:parent-style-name="Text_20_body" style:list-style-name="L21">
      <style:paragraph-properties fo:margin-top="0in" fo:margin-bottom="0in" style:contextual-spacing="false"/>
    </style:style>
    <style:style style:name="P30" style:family="paragraph" style:parent-style-name="Text_20_body" style:list-style-name="L22"/>
    <style:style style:name="P31" style:family="paragraph" style:parent-style-name="Text_20_body" style:list-style-name="L23">
      <style:paragraph-properties fo:margin-top="0in" fo:margin-bottom="0in" style:contextual-spacing="false"/>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understanding-disk-partitioning"/>Understanding Disk Partitioning<text:bookmark-end text:name="understanding-disk-partitioning"/></text:h>
      <text:h text:style-name="Heading_20_2" text:outline-level="2"><text:bookmark-start text:name="introduction"/>Introduction<text:bookmark-end text:name="introduction"/></text:h>
      <text:p text:style-name="First_20_paragraph">Imagine you have a big filing cabinet – that's like your server's hard drive. Now, if you just throw all your documents in there without any order, it'll become a chaotic mess, right? <text:span text:style-name="T1">Disk partitioning</text:span> is like creating separate, organized drawers within that filing cabinet. Each drawer (partition) can hold different types of information and can be managed independently.</text:p>
      <text:p text:style-name="Text_20_body">In the context of your Linux server, partitioning allows you to divide your physical hard drive into several logical sections. This brings several key benefits:</text:p>
      <text:list xml:id="list662542335" text:style-name="L6">
        <text:list-item>
          <text:p text:style-name="P13"><text:span text:style-name="T1">Organization</text:span>: You can keep different types of data separate, like your system files, user data, and application logs.</text:p>
        </text:list-item>
        <text:list-item>
          <text:p text:style-name="P13"><text:span text:style-name="T1">Security</text:span>: If one partition experiences an issue or corruption, it's less likely to affect the data on other partitions. For example, if your user data is on a separate partition from the core system, a problem with user files won't necessarily break your operating system.</text:p>
        </text:list-item>
        <text:list-item>
          <text:p text:style-name="P13"><text:span text:style-name="T1">Flexibility with File Systems</text:span>: Different partitions can use different file systems, which are like the indexing systems within our filing cabinet drawers. Some file systems are better suited for certain types of data or tasks.</text:p>
        </text:list-item>
        <text:list-item>
          <text:p text:style-name="P13"><text:span text:style-name="T1">Easier Backups and Recovery</text:span>: Backing up and restoring specific types of data becomes more manageable when they are isolated on separate partitions.</text:p>
        </text:list-item>
      </text:list>
      <text:p text:style-name="First_20_paragraph">Think of it this way: having separate partitions is like having dedicated rooms in your house. The kitchen is for cooking, the bedroom is for sleeping, and the office is for work – each with its own purpose and organization.</text:p>
      <text:h text:style-name="Heading_20_2" text:outline-level="2"><text:bookmark-start text:name="common-partitioning-schemes"/>Common Partitioning Schemes<text:bookmark-end text:name="common-partitioning-schemes"/></text:h>
      <text:p text:style-name="First_20_paragraph">Now that we covered <text:span text:style-name="T2">why</text:span> we would want disk partitioning, let's begin to discuss the <text:span text:style-name="T2">how</text:span> – specifically, the common ways disks are partitioned. These are called partitioning schemes. The two main schemes you'll encounter are <text:span text:style-name="T1">MBR (Master Boot Record)</text:span> and <text:span text:style-name="T1">GPT (GUID Partition Table)</text:span>. Think of these as different blueprints for organizing those drawers in our filing cabinet.</text:p>
      <text:p text:style-name="Text_20_body"><text:span text:style-name="T1">MBR</text:span> is an older standard. It's been around for a while and has a few limitations. Imagine an older blueprint that only allows for a limited number of drawers (specifically, only four primary partitions). Also, this blueprint can only address a certain size of filing cabinet (it has a 2 terabyte disk size limit).</text:p>
      <text:p text:style-name="Text_20_body"><text:span text:style-name="T1">GPT</text:span> is the more modern scheme. It's like an updated blueprint that overcomes many of MBR's limitations. GPT allows for a significantly larger number of partitions (theoretically, many more than you'd likely ever need) and supports much larger disk sizes – way beyond 2 terabytes. It also includes features for better data integrity.</text:p>
      <text:p text:style-name="Text_20_body">Another important concept related to partitioning schemes is the <text:span text:style-name="T1">boot partition</text:span>. This is a small section of your disk that contains the necessary files to start your operating system. Think of it as <text:soft-page-break/>the special key to open the main filing cabinet and access all the drawers inside. On Linux systems using GPT, you'll often see an <text:span text:style-name="T1">EFI System Partition (ESP)</text:span> which serves this purpose.</text:p>
      <text:p text:style-name="Text_20_body">In most modern servers, especially those with larger drives, <text:span text:style-name="T1">GPT is the preferred and recommended partitioning scheme</text:span> due to its flexibility and capabilities. However, you might still encounter systems using MBR, especially older ones.</text:p>
      <text:h text:style-name="Heading_20_2" text:outline-level="2"><text:bookmark-start text:name="essential-partitions-for-linux-systems"/>Essential Partitions for Linux Systems<text:bookmark-end text:name="essential-partitions-for-linux-systems"/></text:h>
      <text:p text:style-name="First_20_paragraph">With some knowledge of the "why" and the "how" of the blueprints (partitioning schemes), let's talk about the "what" – specifically, which partitions are generally considered essential for a Linux system, like your Linux Server.</text:p>
      <text:p text:style-name="Text_20_body">While you can technically run a very basic Linux system with just one partition, it's highly recommended to have at least two, and often more, for better organization, stability, and security. Think of these as the most important drawers in your server's filing cabinet.</text:p>
      <text:p text:style-name="Text_20_body">Here are the key partitions you'll typically encounter and why they are important:</text:p>
      <text:list xml:id="list230205998" text:style-name="L7">
        <text:list-item>
          <text:p text:style-name="P14"><text:span text:style-name="Source_5f_Text">/</text:span> <text:span text:style-name="T1">(Root Partition)</text:span>: This is the heart of your Linux system. It's where the operating system files, system configurations, installed applications, and everything else essential for running your server reside. Think of it as the main compartment of your filing cabinet, holding all the core documents and the system to run the entire office. It's usually mounted at the root directory (<text:span text:style-name="Source_5f_Text">/</text:span>).</text:p>
        </text:list-item>
        <text:list-item>
          <text:p text:style-name="P14"><text:span text:style-name="Source_5f_Text">swap</text:span> <text:span text:style-name="T1">Partition</text:span>: This is a special type of partition that acts as virtual RAM. If your server runs out of physical memory (RAM), the system can temporarily move less actively used data to the swap partition to free up RAM for more urgent tasks. Think of it as a temporary overflow drawer for when your main workspace is full. While modern systems with sufficient RAM might use a swap file instead of a dedicated partition, a swap partition is still a common and sometimes recommended practice, especially for servers. The size of your swap partition often depends on your RAM and intended use, but a general guideline is to have at least as much swap as you have RAM, or sometimes double that for systems with less RAM.</text:p>
        </text:list-item>
      </text:list>
      <text:p text:style-name="First_20_paragraph">Optionally, you might also have these partitions:</text:p>
      <text:list xml:id="list3816341365" text:style-name="L8">
        <text:list-item>
          <text:p text:style-name="P15"><text:span text:style-name="Source_5f_Text">/home</text:span> <text:span text:style-name="T1">Partition</text:span>: This is where user-specific data, like personal files, documents, and user configurations, are typically stored. Keeping <text:span text:style-name="Source_5f_Text">/home</text:span> on a separate partition is excellent for organization and security. For example, if you need to reinstall the operating system, you can usually do so without affecting the data in your <text:span text:style-name="Source_5f_Text">/home</text:span> partition. Think of this as individual user drawers within the filing cabinet.</text:p>
        </text:list-item>
        <text:list-item>
          <text:p text:style-name="P15"><text:span text:style-name="Source_5f_Text">/var</text:span> <text:span text:style-name="T1">Partition</text:span>: This partition often stores variable data such as logs, temporary files, printer queues, and email spools. Separating <text:span text:style-name="Source_5f_Text">/var</text:span> can be beneficial for stability, especially on busy servers that generate a lot of log data. If <text:span text:style-name="Source_5f_Text">/var</text:span> fills up, it can cause issues with system operation, and having it separate can prevent it from impacting the <text:soft-page-break/>root partition. Think of this as a dedicated drawer for all the ongoing paperwork and temporary documents.</text:p>
        </text:list-item>
      </text:list>
      <text:p text:style-name="First_20_paragraph">For a basic Linux Server setup, you'll almost always have a <text:span text:style-name="Source_5f_Text">/</text:span> (root) and a <text:span text:style-name="Source_5f_Text">swap</text:span> partition. A separate <text:span text:style-name="Source_5f_Text">/home</text:span> and <text:span text:style-name="Source_5f_Text">/var</text:span> are often recommended for better management, especially in multi-user environments or on servers handling significant data.</text:p>
      <text:h text:style-name="Heading_20_2" text:outline-level="2"><text:bookmark-start text:name="command-line-tools-for-partitioning"/>Command-Line Tools for Partitioning<text:bookmark-end text:name="command-line-tools-for-partitioning"/></text:h>
      <text:p text:style-name="First_20_paragraph">Now that you have a good understanding of the essential partitions, let's get familiar with the tools we'll use to actually manage them in your Ubuntu Server environment. Since we're focusing on command-line tools, you'll become best friends with a few powerful utilities.</text:p>
      <text:p text:style-name="Text_20_body">The three main command-line tools you'll encounter for disk partitioning are:</text:p>
      <text:list xml:id="list2053816745" text:style-name="L9">
        <text:list-item>
          <text:p text:style-name="P16"><text:span text:style-name="Source_5f_Text">fdisk</text:span>: This is a classic, widely used tool that primarily works with <text:span text:style-name="T1">MBR partition tables</text:span>. While it can handle GPT partitions to some extent, <text:span text:style-name="Source_5f_Text">gdisk</text:span> <text:span text:style-name="T1">is generally preferred for GPT</text:span>. <text:span text:style-name="Source_5f_Text">fdisk</text:span> provides an interactive, menu-driven interface for managing partitions.</text:p>
        </text:list-item>
        <text:list-item>
          <text:p text:style-name="P16"><text:span text:style-name="Source_5f_Text">gdisk</text:span>: As mentioned, <text:span text:style-name="Source_5f_Text">gdisk</text:span> is the go-to tool for managing disks with <text:span text:style-name="T1">GPT partition tables</text:span>. It offers a similar interactive interface to <text:span text:style-name="Source_5f_Text">fdisk</text:span> but is specifically designed for the features and capabilities of GPT.</text:p>
        </text:list-item>
        <text:list-item>
          <text:p text:style-name="P16"><text:span text:style-name="Source_5f_Text">parted</text:span>: This is a more versatile tool that can work with both <text:span text:style-name="T1">MBR and GPT partition tables</text:span>. Unlike <text:span text:style-name="Source_5f_Text">fdisk</text:span> and <text:span text:style-name="Source_5f_Text">gdisk</text:span>, <text:span text:style-name="Source_5f_Text">parted</text:span> can be used both interactively and non-interactively in scripts, making it very powerful for automation.</text:p>
        </text:list-item>
      </text:list>
      <text:p text:style-name="First_20_paragraph">To see the current partitioning layout of your server's disks, you can use these commands:</text:p>
      <text:list xml:id="list332792099" text:style-name="L10">
        <text:list-item>
          <text:p text:style-name="P17"><text:span text:style-name="Source_5f_Text">sudo fdisk -l</text:span> : This command will list all the disks and their partitions that <text:span text:style-name="Source_5f_Text">fdisk</text:span> can recognize. You'll see information like the disk name (<text:span text:style-name="Source_5f_Text">/dev/sda</text:span>, <text:span text:style-name="Source_5f_Text">/dev/sdb</text:span>, etc.), the partition table type (if recognized), and the individual partitions with their sizes and types.</text:p>
        </text:list-item>
        <text:list-item>
          <text:p text:style-name="P17"><text:span text:style-name="Source_5f_Text">sudo parted -l</text:span> : This command provides a more comprehensive overview of your disks and their partitions, including the partition table type (like gpt or msdos - which is another name for MBR) and the file systems on each partition (if any).</text:p>
        </text:list-item>
      </text:list>
      <text:p text:style-name="First_20_paragraph">It's important to note that you'll typically need <text:span text:style-name="Source_5f_Text">sudo</text:span> (superuser do) privileges to run these commands, as they involve accessing and potentially modifying system-level information.</text:p>
      <text:p text:style-name="Text_20_body">Think of these tools as different types of wrenches in your server administration toolkit – some are better suited for specific types of bolts (partition tables) and some offer more advanced features.</text:p>
      <text:h text:style-name="Heading_20_2" text:outline-level="2"><text:bookmark-start text:name="creating-partitions-with-command-line-tools"/>Creating Partitions with Command-Line Tools<text:bookmark-end text:name="creating-partitions-with-command-line-tools"/></text:h>
      <text:p text:style-name="First_20_paragraph">We'll focus on using <text:span text:style-name="Source_5f_Text">fdisk</text:span> or <text:span text:style-name="Source_5f_Text">gdisk</text:span> for creating partitions, as they provide interactive ways to <text:soft-page-break/>manage your disk layout.</text:p>
      <text:p text:style-name="Text_20_body"><text:span text:style-name="T1">Important Note</text:span>: Creating or modifying partitions is a powerful operation that can lead to data loss if not done carefully. <text:span text:style-name="T1">Always ensure you have backups of any important data before proceeding with partitioning</text:span>. It's also a good idea to practice these commands in a virtual machine environment first if you're not completely comfortable.</text:p>
      <text:p text:style-name="Text_20_body">Let's assume you have a new, unpartitioned disk connected to your Linux server, and it's identified as <text:span text:style-name="Source_5f_Text">/dev/sdb</text:span> (you can find the actual device name using <text:span text:style-name="Source_5f_Text">sudo fdisk -l</text:span> or <text:span text:style-name="Source_5f_Text">sudo parted -l</text:span>).</text:p>
      <text:p text:style-name="Text_20_body">Here's a general outline of the steps you'd take using <text:span text:style-name="Source_5f_Text">fdisk</text:span> (for MBR) or <text:span text:style-name="Source_5f_Text">gdisk</text:span> (for GPT):</text:p>
      <text:h text:style-name="Heading_20_3" text:outline-level="3"><text:bookmark-start text:name="fdisk"/><text:span text:style-name="Source_5f_Text">fdisk</text:span><text:bookmark-end text:name="fdisk"/></text:h>
      <text:p text:style-name="First_20_paragraph"><text:span text:style-name="T1">Using</text:span> <text:span text:style-name="Source_5f_Text">fdisk</text:span> <text:span text:style-name="T1">(for MBR)</text:span>:</text:p>
      <text:list xml:id="list4162969335" text:style-name="L11">
        <text:list-item>
          <text:p text:style-name="P18">Open <text:span text:style-name="Source_5f_Text">fdisk</text:span> for the target disk:</text:p>
          <text:p text:style-name="P18">Open your terminal and type the following command, then press Enter:</text:p>
          <text:p text:style-name="P3"><text:span text:style-name="FunctionTok">sudo</text:span><text:span text:style-name="NormalTok"> fdisk /dev/sdb</text:span> </text:p>
          <text:p text:style-name="P18">You'll enter an interactive command prompt.</text:p>
        </text:list-item>
        <text:list-item>
          <text:p text:style-name="P18"><text:span text:style-name="T1">View existing partitions (if any)</text:span>: Type <text:span text:style-name="Source_5f_Text">p</text:span> and press Enter.</text:p>
        </text:list-item>
        <text:list-item>
          <text:p text:style-name="P18"><text:span text:style-name="T1">Create a new partition</text:span>: Type <text:span text:style-name="Source_5f_Text">n</text:span> and press Enter.</text:p>
          <text:list text:style-name="L12">
            <text:list-item>
              <text:p text:style-name="P19">You'll be asked to choose a partition type: <text:span text:style-name="Source_5f_Text">p</text:span> for primary or <text:span text:style-name="Source_5f_Text">e</text:span> for extended (you can have at most four primary partitions, or fewer primary and one extended containing logical partitions).</text:p>
              <text:p text:style-name="P4">Partition type</text:p>
              <text:p text:style-name="P4"><text:s text:c="3"/>p <text:s text:c="2"/>primary (0 primary, 0 extended, 4 free)</text:p>
              <text:p text:style-name="P4"><text:s text:c="3"/>e <text:s text:c="2"/>extended</text:p>
              <text:p text:style-name="P4">Select (default p):</text:p>
              <text:p text:style-name="P19">Since we want to create a primary partition, just press Enter to accept the default <text:span text:style-name="Source_5f_Text">p</text:span>.</text:p>
              <text:p text:style-name="P19">Next, it will ask for the partition number:</text:p>
              <text:p text:style-name="P4">Partition number (1-4, default 1):</text:p>
              <text:p text:style-name="P19">Press Enter to accept the default <text:span text:style-name="Source_5f_Text">1</text:span> for the first primary partition.</text:p>
            </text:list-item>
            <text:list-item>
              <text:p text:style-name="P19">Then, you'll be prompted for the <text:span text:style-name="T1">first sector</text:span>. You can usually accept the default value by pressing Enter.</text:p>
            </text:list-item>
            <text:list-item>
              <text:p text:style-name="P19">Finally, you'll be asked for the <text:span text:style-name="T1">last sector</text:span>. Instead of specifying a sector number, it's often easier to define the size of the partition. You can usually accept the default value by pressing Enter. You can specify the size using <text:span text:style-name="Source_5f_Text">+&lt;size&gt;{M,G}</text:span> (e.g., <text:span text:style-name="Source_5f_Text">+20G</text:span> for a 20 GB partition).</text:p>
            </text:list-item>
          </text:list>
        </text:list-item>
        <text:list-item>
          <text:p text:style-name="P18"><text:soft-page-break/><text:span text:style-name="T1">Set the partition type (optional but important for certain partitions like swap)</text:span>: Type <text:span text:style-name="Source_5f_Text">t</text:span> and press Enter. You'll be asked for the partition number. For a swap partition, you'd typically enter the corresponding code (e.g., <text:span text:style-name="Source_5f_Text">82</text:span> for Linux swap). You can list the available codes by typing <text:span text:style-name="Source_5f_Text">L</text:span>.</text:p>
        </text:list-item>
        <text:list-item>
          <text:p text:style-name="P18"><text:span text:style-name="T1">Write the changes to disk</text:span>: Once you're satisfied with your partition layout, type <text:span text:style-name="Source_5f_Text">w</text:span> and press Enter. <text:span text:style-name="T1">This is the point where changes are actually applied to the disk, so be absolutely sure before you do this!</text:span></text:p>
        </text:list-item>
        <text:list-item>
          <text:p text:style-name="P18"><text:span text:style-name="T1">Quit without saving</text:span>: If you make a mistake or decide not to proceed, type <text:span text:style-name="Source_5f_Text">q</text:span> and press Enter.</text:p>
        </text:list-item>
      </text:list>
      <text:h text:style-name="Heading_20_3" text:outline-level="3"><text:bookmark-start text:name="gdisk"/><text:span text:style-name="Source_5f_Text">gdisk</text:span><text:bookmark-end text:name="gdisk"/></text:h>
      <text:p text:style-name="First_20_paragraph"><text:span text:style-name="T1">Using gdisk (for GPT)</text:span>:</text:p>
      <text:list xml:id="list1114741514" text:style-name="L13">
        <text:list-item>
          <text:p text:style-name="P20">Open <text:span text:style-name="Source_5f_Text">gdisk</text:span> for the target disk:</text:p>
          <text:p text:style-name="P20">Open your terminal and type the following command, then press Enter:</text:p>
          <text:p text:style-name="P5"><text:span text:style-name="FunctionTok">sudo</text:span><text:span text:style-name="NormalTok"> gdisk /dev/sdb</text:span> </text:p>
          <text:p text:style-name="P20">If the disk has a GPT partition table (or if <text:span text:style-name="Source_5f_Text">gdisk</text:span> detects it should), you'll see some information about the GPT structures. You'll then be presented with the <text:span text:style-name="Source_5f_Text">gdisk</text:span> command prompt: <text:span text:style-name="Source_5f_Text">Command (? for help):</text:span>.</text:p>
        </text:list-item>
        <text:list-item>
          <text:p text:style-name="P20"><text:span text:style-name="T1">View existing partitions (if any)</text:span>:</text:p>
          <text:p text:style-name="P20">To see the current partition layout, type <text:span text:style-name="Source_5f_Text">p</text:span> and press Enter. If it's a new disk with a GPT table, you might not see any partitions listed initially.</text:p>
        </text:list-item>
        <text:list-item>
          <text:p text:style-name="P20"><text:span text:style-name="T1">Create a new partition</text:span>:</text:p>
          <text:list text:style-name="L14">
            <text:list-item>
              <text:p text:style-name="P21">Type <text:span text:style-name="Source_5f_Text">n</text:span> and press Enter to create a new partition.</text:p>
            </text:list-item>
            <text:list-item>
              <text:p text:style-name="P21"><text:span text:style-name="Source_5f_Text">gdisk</text:span> will ask for the partition number. Let's enter <text:span text:style-name="Source_5f_Text">1</text:span> for the first partition and press Enter.</text:p>
            </text:list-item>
            <text:list-item>
              <text:p text:style-name="P21">Next, it will prompt for the <text:span text:style-name="T1">first sector</text:span>. You can usually accept the default by pressing Enter.</text:p>
            </text:list-item>
            <text:list-item>
              <text:p text:style-name="P21">Then, it will ask for the last sector. Similar to <text:span text:style-name="Source_5f_Text">fdisk</text:span>, you can specify the size using <text:span text:style-name="Source_5f_Text">+&lt;size&gt;{M,G}</text:span>. Let's create a 30GB partition this time, so enter <text:span text:style-name="Source_5f_Text">+30G</text:span> and press Enter.</text:p>
            </text:list-item>
            <text:list-item>
              <text:p text:style-name="P21">Finally, <text:span text:style-name="Source_5f_Text">gdisk</text:span> will ask for the <text:span text:style-name="T1">type code or GUID</text:span>. For a standard Linux filesystem partition, you can often accept the default by pressing Enter (which is usually <text:span text:style-name="Source_5f_Text">8300</text:span> for "Linux filesystem"). If you wanted to create a swap partition, you would enter the code for that (which is <text:span text:style-name="Source_5f_Text">8200</text:span>). You can list the available type codes by typing <text:span text:style-name="Source_5f_Text">L</text:span>.</text:p>
            </text:list-item>
          </text:list>
        </text:list-item>
        <text:list-item>
          <text:p text:style-name="P20"><text:span text:style-name="T1">Verify the new partition</text:span>:</text:p>
          <text:p text:style-name="P20"><text:soft-page-break/>Type <text:span text:style-name="Source_5f_Text">p</text:span> and press Enter again to display the partition table. You should now see your newly created partition (<text:span text:style-name="Source_5f_Text">/dev/sdb1</text:span>) with its size and type.</text:p>
        </text:list-item>
        <text:list-item>
          <text:p text:style-name="P20"><text:span text:style-name="T1">Write the changes to disk</text:span>:</text:p>
          <text:p text:style-name="P20"><text:span text:style-name="T1">Only proceed if you are absolutely sure about the changes!</text:span> To save the partition table to the disk, type <text:span text:style-name="Source_5f_Text">w</text:span> and press Enter. You'll be asked for confirmation – type <text:span text:style-name="Source_5f_Text">y</text:span> and press Enter. You should see a message indicating that the operation was successful.</text:p>
        </text:list-item>
        <text:list-item>
          <text:p text:style-name="P20"><text:span text:style-name="T1">Quit without saving</text:span>:</text:p>
          <text:p text:style-name="P20">If you make a mistake or decide not to proceed, you can type q and press Enter to exit gdisk without saving any changes.</text:p>
        </text:list-item>
      </text:list>
      <text:p text:style-name="P2">Remember, these tools are interactive. Don't be afraid to explore the different commands by typing m at the prompt to see a menu of available options.</text:p>
      <text:h text:style-name="Heading_20_3" text:outline-level="3"><text:bookmark-start text:name="parted"/><text:span text:style-name="Source_5f_Text">parted</text:span><text:bookmark-end text:name="parted"/></text:h>
      <text:p text:style-name="First_20_paragraph">Now, let's explore the <text:span text:style-name="Source_5f_Text">parted</text:span> command, which offers a powerful and versatile way to manage disk partitions. We'll start with its interactive mode.</text:p>
      <text:p text:style-name="Text_20_body">Think of parted as a more advanced tool in your kit, capable of handling both MBR and GPT partition tables with a consistent interface.</text:p>
      <text:h text:style-name="Heading_20_4" text:outline-level="4"><text:bookmark-start text:name="parted---interactive"/><text:span text:style-name="Source_5f_Text">parted</text:span> - Interactive<text:bookmark-end text:name="parted---interactive"/></text:h>
      <text:p text:style-name="First_20_paragraph"><text:span text:style-name="T1">Using</text:span> <text:span text:style-name="Source_5f_Text">parted</text:span> <text:span text:style-name="T1">in Interactive Mode</text:span>:</text:p>
      <text:list xml:id="list167698004" text:style-name="L15">
        <text:list-item>
          <text:p text:style-name="P22"><text:span text:style-name="T1">Open</text:span> <text:span text:style-name="Source_5f_Text">parted</text:span> <text:span text:style-name="T1">for the target disk</text:span>:</text:p>
          <text:p text:style-name="P22">In your terminal, type the following command, replacing /dev/sdb with your target disk, and press Enter:</text:p>
          <text:p text:style-name="P6"><text:span text:style-name="FunctionTok">sudo</text:span><text:span text:style-name="NormalTok"> parted /dev/sdb</text:span> </text:p>
          <text:p text:style-name="P22">You'll enter the parted interactive prompt, which usually looks like:</text:p>
          <text:p text:style-name="P6">GNU Parted 3.4</text:p>
          <text:p text:style-name="P6">Using /dev/sdb</text:p>
          <text:p text:style-name="P6">Welcome to GNU Parted! Type 'help' to view a list of commands.</text:p>
          <text:p text:style-name="P6">(parted)_</text:p>
        </text:list-item>
        <text:list-item>
          <text:p text:style-name="P23">View existing partitions:</text:p>
          <text:p text:style-name="P22">To see the current partition table and partitions, type <text:span text:style-name="Source_5f_Text">print</text:span> and press Enter. This will display information about the disk, its size, the partition table type, and any existing partitions with their numbers, types, start and end points, sizes, and flags.</text:p>
        </text:list-item>
        <text:list-item>
          <text:p text:style-name="P22"><text:span text:style-name="T1">Create a new partition</text:span>:</text:p>
          <text:p text:style-name="P22">To create a new partition, type <text:span text:style-name="Source_5f_Text">mkpart</text:span> and press Enter.</text:p>
          <text:p text:style-name="P22"><text:soft-page-break/><text:span text:style-name="Source_5f_Text">parted</text:span> will then ask you for several pieces of information:</text:p>
          <text:list text:style-name="L16">
            <text:list-item>
              <text:p text:style-name="P24"><text:span text:style-name="T1">Partition type?</text:span> You can specify <text:span text:style-name="Source_5f_Text">primary</text:span>, <text:span text:style-name="Source_5f_Text">logical</text:span>, or <text:span text:style-name="Source_5f_Text">extended</text:span>. For most standard partitions, you'll use <text:span text:style-name="Source_5f_Text">primary</text:span>.</text:p>
            </text:list-item>
            <text:list-item>
              <text:p text:style-name="P24"><text:span text:style-name="T1">File system type?</text:span> This is optional and doesn't actually format the partition, but it can be helpful for <text:span text:style-name="Source_5f_Text">parted</text:span> to set appropriate flags. You can enter something like <text:span text:style-name="Source_5f_Text">ext4</text:span> or just leave it blank and press Enter.</text:p>
            </text:list-item>
            <text:list-item>
              <text:p text:style-name="P24"><text:span text:style-name="T1">Start?</text:span> You can specify the starting point of the partition in megabytes (MB), gigabytes (GB), or as a percentage of the disk. For example, <text:span text:style-name="Source_5f_Text">0%</text:span> or <text:span text:style-name="Source_5f_Text">0GB</text:span> to start at the beginning of the free space.</text:p>
            </text:list-item>
            <text:list-item>
              <text:p text:style-name="P24"><text:span text:style-name="T1">End?</text:span> Similarly, you specify the end point of the partition using a size or percentage. For example, <text:span text:style-name="Source_5f_Text">20GB</text:span> to create a 20GB partition from the start point, or <text:span text:style-name="Source_5f_Text">50%</text:span> to make it half the disk.</text:p>
            </text:list-item>
          </text:list>
          <text:p text:style-name="P22">For example, to create a 20GB primary partition starting at the beginning of the free space, you might enter:</text:p>
          <text:p text:style-name="P6">mkpart primary ext4 0GB 20GB</text:p>
        </text:list-item>
        <text:list-item>
          <text:p text:style-name="P22"><text:span text:style-name="T1">Set partition flags (optional but important for boot partitions)</text:span>:</text:p>
          <text:p text:style-name="P22">For certain partitions, like the boot partition in a GPT scheme, you might need to set flags. To see available flags, select a partition using <text:span text:style-name="Source_5f_Text">select &lt;partition_number&gt;</text:span> (e.g., <text:span text:style-name="Source_5f_Text">select 1</text:span>) and then type <text:span text:style-name="Source_5f_Text">help set</text:span>. To set a flag, use <text:span text:style-name="Source_5f_Text">set &lt;flag_name&gt; on</text:span> (e.g., <text:span text:style-name="Source_5f_Text">set boot on</text:span>). To unset a flag, use <text:span text:style-name="Source_5f_Text">set &lt;flag_name&gt; off</text:span>.</text:p>
        </text:list-item>
        <text:list-item>
          <text:p text:style-name="P22"><text:span text:style-name="T1">Apply the changes</text:span>:</text:p>
          <text:p text:style-name="P22">Unlike <text:span text:style-name="Source_5f_Text">fdisk</text:span> and <text:span text:style-name="Source_5f_Text">gdisk</text:span>, <text:span text:style-name="T1">changes in</text:span> <text:span text:style-name="Source_5f_Text">parted</text:span> <text:span text:style-name="T1">are applied immediately by default in recent versions</text:span>. However, it's still good practice to be sure of your commands before executing them. You can use <text:span text:style-name="Source_5f_Text">print</text:span> again to verify your changes.</text:p>
        </text:list-item>
        <text:list-item>
          <text:p text:style-name="P22"><text:span text:style-name="T1">Quit parted</text:span>:</text:p>
          <text:p text:style-name="P22">To exit the interactive mode, type <text:span text:style-name="Source_5f_Text">quit</text:span> and press Enter.</text:p>
        </text:list-item>
      </text:list>
      <text:h text:style-name="Heading_20_4" text:outline-level="4"><text:bookmark-start text:name="parted---non-interactive"/><text:span text:style-name="Source_5f_Text">parted</text:span> - Non-Interactive<text:bookmark-end text:name="parted---non-interactive"/></text:h>
      <text:p text:style-name="First_20_paragraph">This is where <text:span text:style-name="Source_5f_Text">parted</text:span> really shines for automation and scripting, as you can pass all the commands directly on the command line without entering the interactive prompt.</text:p>
      <text:p text:style-name="Text_20_body">The general syntax for using <text:span text:style-name="Source_5f_Text">parted</text:span> non-interactively is:</text:p>
      <text:p text:style-name="Preformatted_20_Text"><text:span text:style-name="FunctionTok">sudo</text:span><text:span text:style-name="NormalTok"> parted </text:span><text:span text:style-name="OperatorTok">&lt;</text:span><text:span text:style-name="NormalTok">device</text:span><text:span text:style-name="OperatorTok">&gt;</text:span><text:span text:style-name="NormalTok"> </text:span><text:span text:style-name="OperatorTok">&lt;</text:span><text:span text:style-name="NormalTok">command</text:span><text:span text:style-name="OperatorTok">&gt;</text:span><text:span text:style-name="NormalTok"> </text:span><text:span text:style-name="PreprocessorTok">[</text:span><text:span text:style-name="SpecialStringTok">parameters...</text:span><text:span text:style-name="PreprocessorTok">]</text:span> </text:p>
      <text:p text:style-name="First_20_paragraph">Here, <text:span text:style-name="Source_5f_Text">&lt;device&gt;</text:span> is the disk you want to work with (e.g., <text:span text:style-name="Source_5f_Text">/dev/sdb</text:span>), <text:span text:style-name="Source_5f_Text">&lt;command&gt;</text:span> is the action you want to perform (e.g., <text:span text:style-name="Source_5f_Text">mklabel</text:span>, <text:span text:style-name="Source_5f_Text">mkpart</text:span>, <text:span text:style-name="Source_5f_Text">set</text:span>), and <text:span text:style-name="Source_5f_Text">[parameters...]</text:span> are the specific details for that command.</text:p>
      <text:p text:style-name="Text_20_body">Let's look at some common examples:</text:p>
      <text:list xml:id="list3510923582" text:style-name="L17">
        <text:list-item>
          <text:p text:style-name="P25"><text:soft-page-break/><text:span text:style-name="T1">Creating a GPT partition table</text:span>:</text:p>
          <text:p text:style-name="P25">To initialize a disk with a GPT partition table, you can use the mklabel command:</text:p>
          <text:p text:style-name="P7"><text:span text:style-name="FunctionTok">sudo</text:span><text:span text:style-name="NormalTok"> parted /dev/sdb mklabel gpt</text:span> </text:p>
        </text:list-item>
        <text:list-item>
          <text:p text:style-name="P25"><text:span text:style-name="T1">Creating a primary partition with a specific size and file system type hint</text:span>:</text:p>
          <text:p text:style-name="P25">To create a 25GB primary partition, starting at 0GB and ending at 25GB, with a file system type hint of <text:span text:style-name="Source_5f_Text">ext4</text:span>, you would use the <text:span text:style-name="Source_5f_Text">mkpart</text:span> command:</text:p>
          <text:p text:style-name="P7"><text:span text:style-name="FunctionTok">sudo</text:span><text:span text:style-name="NormalTok"> parted /dev/sdb mkpart primary ext4 0GB 25GB</text:span> </text:p>
          <text:p text:style-name="P25">Notice how all the parameters we entered interactively before are now provided directly on the command line.</text:p>
        </text:list-item>
        <text:list-item>
          <text:p text:style-name="P25"><text:span text:style-name="T1">Setting a flag on a partition</text:span>:</text:p>
          <text:p text:style-name="P25">To set the <text:span text:style-name="Source_5f_Text">boot</text:span> flag on the first partition (partition number 1), you would first select the disk and then use the <text:span text:style-name="Source_5f_Text">set</text:span> command with the partition number, flag name, and state (<text:span text:style-name="Source_5f_Text">on</text:span> or <text:span text:style-name="Source_5f_Text">off</text:span>):</text:p>
          <text:p text:style-name="P7"><text:span text:style-name="FunctionTok">sudo</text:span><text:span text:style-name="NormalTok"> parted /dev/sdb set 1 boot on</text:span> </text:p>
        </text:list-item>
        <text:list-item>
          <text:p text:style-name="P25"><text:span text:style-name="T1">Combining multiple operations in a script</text:span>:</text:p>
          <text:p text:style-name="P25">You can put these commands sequentially in a shell script to perform multiple partitioning tasks at once. For example, a script to create a GPT partition table and two partitions might look like this:</text:p>
          <text:p text:style-name="P7"><text:span text:style-name="CommentTok">#!/bin/bash</text:span> </text:p>
          <text:p text:style-name="P7"><text:span text:style-name="VariableTok">device</text:span><text:span text:style-name="OperatorTok">=</text:span><text:span text:style-name="StringTok">"/dev/sdb"</text:span> </text:p>
          <text:p text:style-name="P7"/>
          <text:p text:style-name="P7"><text:span text:style-name="FunctionTok">sudo</text:span><text:span text:style-name="NormalTok"> parted </text:span><text:span text:style-name="StringTok">"</text:span><text:span text:style-name="VariableTok">$device</text:span><text:span text:style-name="StringTok">"</text:span><text:span text:style-name="NormalTok"> mklabel gpt</text:span> </text:p>
          <text:p text:style-name="P7"><text:span text:style-name="FunctionTok">sudo</text:span><text:span text:style-name="NormalTok"> parted </text:span><text:span text:style-name="StringTok">"</text:span><text:span text:style-name="VariableTok">$device</text:span><text:span text:style-name="StringTok">"</text:span><text:span text:style-name="NormalTok"> mkpart primary ext4 0GB 50GB</text:span> </text:p>
          <text:p text:style-name="P7"><text:span text:style-name="FunctionTok">sudo</text:span><text:span text:style-name="NormalTok"> parted </text:span><text:span text:style-name="StringTok">"</text:span><text:span text:style-name="VariableTok">$device</text:span><text:span text:style-name="StringTok">"</text:span><text:span text:style-name="NormalTok"> mkpart primary swap 50GB 52GB </text:span><text:span text:style-name="CommentTok"># Create a 2GB swap partition</text:span> </text:p>
        </text:list-item>
      </text:list>
      <text:p text:style-name="First_20_paragraph"><text:span text:style-name="T1">Important Considerations for Non-Interactive Mode</text:span>:</text:p>
      <text:list xml:id="list2360665917" text:style-name="L18">
        <text:list-item>
          <text:p text:style-name="P26"><text:span text:style-name="T1">Error Handling</text:span>: When using <text:span text:style-name="Source_5f_Text">parted</text:span> in scripts, it's crucial to include error handling to gracefully manage potential issues.</text:p>
        </text:list-item>
        <text:list-item>
          <text:p text:style-name="P26"><text:span text:style-name="T1">Be Careful with Parameters</text:span>: Double-check the device name, partition numbers, sizes, and other parameters in your commands or scripts to avoid unintended changes.</text:p>
        </text:list-item>
        <text:list-item>
          <text:p text:style-name="P26"><text:span text:style-name="T1">No Prompts</text:span>: Since it's non-interactive, parted won't ask for confirmation. Be absolutely sure your commands are correct before running them.</text:p>
        </text:list-item>
      </text:list>
      <text:h text:style-name="Heading_20_2" text:outline-level="2"><text:bookmark-start text:name="formatting-partitions"/>Formatting Partitions<text:bookmark-end text:name="formatting-partitions"/></text:h>
      <text:p text:style-name="First_20_paragraph">Now that you know how to create partitions using command-line tools, the next crucial step is to make them usable by the operating system. This is where <text:span text:style-name="T1">formatting</text:span> comes in.</text:p>
      <text:p text:style-name="Text_20_body">Think of the partitions we've created as empty drawers in our filing cabinet. To actually store documents in an organized way, we need to set up an indexing system within each drawer. This indexing system is analogous to a <text:span text:style-name="T1">file system</text:span>.</text:p>
      <text:p text:style-name="Text_20_body"><text:soft-page-break/>A <text:span text:style-name="T1">file system</text:span> defines how data is stored and retrieved on a partition. It manages files, directories, and metadata (information about the files). Different operating systems and even different use cases often benefit from specific file systems.</text:p>
      <text:p text:style-name="Text_20_body">For Linux systems, some of the most common file systems you'll encounter are:</text:p>
      <text:list xml:id="list486424892" text:style-name="L19">
        <text:list-item>
          <text:p text:style-name="P27"><text:span text:style-name="Source_5f_Text">ext4</text:span>: This is a very common and robust general-purpose file system that is the default for many Linux distributions. It's known for its performance and reliability.</text:p>
        </text:list-item>
        <text:list-item>
          <text:p text:style-name="P27"><text:span text:style-name="Source_5f_Text">XFS</text:span>: Another high-performance file system, often favored for large storage systems and parallel I/O workloads.</text:p>
        </text:list-item>
        <text:list-item>
          <text:p text:style-name="P27"><text:span text:style-name="Source_5f_Text">swap</text:span>: While technically not a "file system" in the same way as <text:span text:style-name="Source_5f_Text">ext4</text:span> or <text:span text:style-name="Source_5f_Text">XFS</text:span>, we need to format our swap partition as a swap area so the system can use it for virtual memory.</text:p>
        </text:list-item>
      </text:list>
      <text:p text:style-name="First_20_paragraph">To actually format a partition, we use the <text:span text:style-name="Source_5f_Text">mkfs</text:span> command (short for "make file system"). The basic syntax is:</text:p>
      <text:p text:style-name="Preformatted_20_Text"><text:span text:style-name="FunctionTok">sudo</text:span><text:span text:style-name="NormalTok"> mkfs.</text:span><text:span text:style-name="OperatorTok">&lt;</text:span><text:span text:style-name="NormalTok">filesystem_type</text:span><text:span text:style-name="OperatorTok">&gt;</text:span><text:span text:style-name="NormalTok"> </text:span><text:span text:style-name="OperatorTok">&lt;</text:span><text:span text:style-name="NormalTok">device_partition</text:span><text:span text:style-name="OperatorTok">&gt;</text:span> </text:p>
      <text:p text:style-name="First_20_paragraph">For example:</text:p>
      <text:list xml:id="list2580432939" text:style-name="L20">
        <text:list-item>
          <text:p text:style-name="P28">To format the first partition on <text:span text:style-name="Source_5f_Text">/dev/sdb</text:span> (which would be <text:span text:style-name="Source_5f_Text">/dev/sdb1</text:span>) with the ext4 file system, you would use:</text:p>
          <text:p text:style-name="P8"><text:span text:style-name="FunctionTok">sudo</text:span><text:span text:style-name="NormalTok"> mkfs.ext4 /dev/sdb1</text:span> </text:p>
          <text:p text:style-name="P28">You'll likely see output indicating the progress of the formatting process.</text:p>
        </text:list-item>
        <text:list-item>
          <text:p text:style-name="P28">To format a partition as a swap area (let's say it's <text:span text:style-name="Source_5f_Text">/dev/sdb2</text:span>), you would use the mkswap command:</text:p>
          <text:p text:style-name="P8"><text:span text:style-name="FunctionTok">sudo</text:span><text:span text:style-name="NormalTok"> mkswap /dev/sdb2</text:span> </text:p>
          <text:p text:style-name="P28">After formatting a swap partition, you usually need to enable it using the swapon command:</text:p>
          <text:p text:style-name="P8"><text:span text:style-name="FunctionTok">sudo</text:span><text:span text:style-name="NormalTok"> swapon /dev/sdb2</text:span> </text:p>
          <text:p text:style-name="P28">To disable it, you'd use swapoff:</text:p>
          <text:p text:style-name="P8"><text:span text:style-name="FunctionTok">sudo</text:span><text:span text:style-name="NormalTok"> swapoff /dev/sdb2</text:span> </text:p>
        </text:list-item>
      </text:list>
      <text:p text:style-name="First_20_paragraph"><text:span text:style-name="T1">Important Note</text:span>: Formatting a partition will erase any existing data on it. <text:span text:style-name="T1">Double-check that you are formatting the correct partition!</text:span></text:p>
      <text:p text:style-name="Text_20_body">Once a partition is formatted with a file system, it's ready to have files and directories stored on it. The next step is to make it accessible within your system's file hierarchy, which is done through a process called <text:span text:style-name="T1">mounting</text:span>.</text:p>
      <text:h text:style-name="Heading_20_2" text:outline-level="2"><text:bookmark-start text:name="mounting-partitions"/>Mounting Partitions<text:bookmark-end text:name="mounting-partitions"/></text:h>
      <text:p text:style-name="First_20_paragraph">Now that we have our organized drawers (partitions) with their indexing systems (file systems), we need to actually be able to put files in and take them out. This is where <text:span text:style-name="T1">mounting</text:span> comes in.</text:p>
      <text:p text:style-name="Text_20_body">In Linux, the entire file system is structured as a single, hierarchical tree, starting from the root directory (<text:span text:style-name="Source_5f_Text">/</text:span>). To access the data on a partition, you need to mount it at a specific location (a <text:soft-page-break/>directory) within this tree. This location is called a <text:span text:style-name="T1">mount point</text:span>.</text:p>
      <text:p text:style-name="Text_20_body">Think of it like this: you have your filing cabinet in one place, but to use the documents inside, you need to "mount" a drawer onto your desk. The desk is like a directory in your Linux file system, and the act of placing the drawer on the desk is like mounting the partition to that directory. Once mounted, the contents of the partition appear as if they are directly within that directory.</text:p>
      <text:h text:style-name="Heading_20_3" text:outline-level="3"><text:bookmark-start text:name="temporary-mounting"/>Temporary Mounting<text:bookmark-end text:name="temporary-mounting"/></text:h>
      <text:p text:style-name="First_20_paragraph"><text:span text:style-name="T1">Temporary Mounting</text:span>:</text:p>
      <text:p text:style-name="Text_20_body">The <text:span text:style-name="Source_5f_Text">mount</text:span> command is used to temporarily attach a file system to a mount point. The basic syntax is:</text:p>
      <text:p text:style-name="Preformatted_20_Text"><text:span text:style-name="FunctionTok">sudo</text:span><text:span text:style-name="NormalTok"> mount </text:span><text:span text:style-name="OperatorTok">&lt;</text:span><text:span text:style-name="NormalTok">device_partition</text:span><text:span text:style-name="OperatorTok">&gt;</text:span><text:span text:style-name="NormalTok"> </text:span><text:span text:style-name="OperatorTok">&lt;</text:span><text:span text:style-name="NormalTok">mount_point</text:span><text:span text:style-name="OperatorTok">&gt;</text:span> </text:p>
      <text:p text:style-name="First_20_paragraph">For example, if you formatted <text:span text:style-name="Source_5f_Text">/dev/sdb1</text:span> with <text:span text:style-name="Source_5f_Text">ext4</text:span> and you want to access it, you might first create a directory to serve as the mount point:</text:p>
      <text:p text:style-name="Preformatted_20_Text"><text:span text:style-name="FunctionTok">sudo</text:span><text:span text:style-name="NormalTok"> mkdir /mnt/mydata</text:span> </text:p>
      <text:p text:style-name="First_20_paragraph">Then, you would mount the partition to this directory:</text:p>
      <text:p text:style-name="Preformatted_20_Text"><text:span text:style-name="FunctionTok">sudo</text:span><text:span text:style-name="NormalTok"> mount /dev/sdb1 /mnt/mydata</text:span> </text:p>
      <text:p text:style-name="First_20_paragraph">After this command, you can navigate to the <text:span text:style-name="Source_5f_Text">/mnt/mydata</text:span> directory, and you will see the contents (if any) of the <text:span text:style-name="Source_5f_Text">/dev/sdb1</text:span> partition.</text:p>
      <text:p text:style-name="Text_20_body">To detach or <text:span text:style-name="T1">unmount</text:span> the partition, you use the <text:span text:style-name="Source_5f_Text">umount</text:span> command:</text:p>
      <text:p text:style-name="Preformatted_20_Text"><text:span text:style-name="FunctionTok">sudo</text:span><text:span text:style-name="NormalTok"> umount /mnt/mydata</text:span> </text:p>
      <text:p text:style-name="First_20_paragraph"><text:span text:style-name="T1">Important Notes about Temporary Mounting</text:span>:</text:p>
      <text:list xml:id="list1533781312" text:style-name="L21">
        <text:list-item>
          <text:p text:style-name="P29">The mount is only active until the system is rebooted. After a reboot, you'll need to mount the partition again if you want to access it.</text:p>
        </text:list-item>
        <text:list-item>
          <text:p text:style-name="P29">The mount point directory must exist before you can mount a partition to it.</text:p>
        </text:list-item>
      </text:list>
      <text:h text:style-name="Heading_20_3" text:outline-level="3"><text:bookmark-start text:name="permanent-mounting"/>Permanent Mounting<text:bookmark-end text:name="permanent-mounting"/></text:h>
      <text:p text:style-name="First_20_paragraph">Temporary mounting is useful for accessing a partition in the current session, but what if you want a partition to be automatically mounted every time your server starts up? That's where permanently mounting comes in, and it involves editing a crucial configuration file called <text:span text:style-name="Source_5f_Text">/etc/fstab</text:span>.</text:p>
      <text:p text:style-name="Text_20_body">The <text:span text:style-name="Source_5f_Text">/etc/fstab</text:span> (file systems table) file contains a list of all the partitions and storage devices that should be automatically mounted at boot time. Each line in this file describes a single mount point and its associated device, file system type, and mount options.</text:p>
      <text:p text:style-name="Text_20_body">Here's the typical format of an entry in <text:span text:style-name="Source_5f_Text">/etc/fstab</text:span>:</text:p>
      <text:p text:style-name="Preformatted_20_Text">&lt;device&gt; &lt;mount_point&gt; &lt;filesystem_type&gt; &lt;options&gt; &lt;dump&gt; &lt;pass&gt;</text:p>
      <text:p text:style-name="First_20_paragraph">Let's break down each of these fields:</text:p>
      <text:list xml:id="list2427339410" text:style-name="L22">
        <text:list-item>
          <text:p text:style-name="P30"><text:soft-page-break/><text:span text:style-name="Source_5f_Text">&lt;device&gt;</text:span>: This specifies the partition or storage device you want to mount. You can identify it either by its device name (e.g., <text:span text:style-name="Source_5f_Text">/dev/sdb1</text:span>) or by its <text:span text:style-name="T1">UUID (Universally Unique Identifier)</text:span>. Using UUIDs is generally recommended because device names can sometimes change depending on the order in which disks are detected during boot. You can find the UUID of your partitions using the <text:span text:style-name="Source_5f_Text">sudo blkid</text:span> command.</text:p>
        </text:list-item>
        <text:list-item>
          <text:p text:style-name="P30"><text:span text:style-name="Source_5f_Text">&lt;mount_point&gt;</text:span>: This is the directory where you want to mount the partition within your system's file hierarchy (e.g., <text:span text:style-name="Source_5f_Text">/mnt/mydata</text:span>, <text:span text:style-name="Source_5f_Text">/home</text:span>, <text:span text:style-name="Source_5f_Text">/var</text:span>). This directory must exist.</text:p>
        </text:list-item>
        <text:list-item>
          <text:p text:style-name="P30"><text:span text:style-name="Source_5f_Text">&lt;filesystem_type&gt;</text:span>: This specifies the type of file system on the partition (e.g., <text:span text:style-name="Source_5f_Text">ext4</text:span>, <text:span text:style-name="Source_5f_Text">swap</text:span>, <text:span text:style-name="Source_5f_Text">xfs</text:span>).</text:p>
        </text:list-item>
        <text:list-item>
          <text:p text:style-name="P30"><text:span text:style-name="Source_5f_Text">&lt;options&gt;</text:span>: This field contains mount options that control how the file system is mounted. Common options include:</text:p>
          <text:list text:style-name="L23">
            <text:list-item>
              <text:p text:style-name="P31"><text:span text:style-name="Source_5f_Text">defaults</text:span>: A set of commonly used options (rw, suid, dev, exec, nouser, async).</text:p>
            </text:list-item>
            <text:list-item>
              <text:p text:style-name="P31"><text:span text:style-name="Source_5f_Text">rw</text:span>: Mounts the file system in read-write mode.</text:p>
            </text:list-item>
            <text:list-item>
              <text:p text:style-name="P31"><text:span text:style-name="Source_5f_Text">ro</text:span>: Mounts the file system in read-only mode.</text:p>
            </text:list-item>
            <text:list-item>
              <text:p text:style-name="P31"><text:span text:style-name="Source_5f_Text">noexec</text:span>: Prevents the execution of binaries on the file system.</text:p>
            </text:list-item>
            <text:list-item>
              <text:p text:style-name="P31"><text:span text:style-name="Source_5f_Text">nosuid</text:span>: Disables the set-user-ID and set-group-ID bits.</text:p>
            </text:list-item>
            <text:list-item>
              <text:p text:style-name="P31"><text:span text:style-name="Source_5f_Text">nodev</text:span>: Disables interpretation of character or block special devices.</text:p>
            </text:list-item>
            <text:list-item>
              <text:p text:style-name="P31"><text:span text:style-name="Source_5f_Text">noatime</text:span>: Prevents updating the access time for files, which can improve performance.</text:p>
            </text:list-item>
          </text:list>
        </text:list-item>
        <text:list-item>
          <text:p text:style-name="P30"><text:span text:style-name="Source_5f_Text">&lt;dump&gt;</text:span>: This field is used by the <text:span text:style-name="Source_5f_Text">dump</text:span> utility for backups. Usually, it's set to 0 to disable dumping.</text:p>
        </text:list-item>
        <text:list-item>
          <text:p text:style-name="P30"><text:span text:style-name="Source_5f_Text">&lt;pass&gt;</text:span>: This field is used by <text:span text:style-name="Source_5f_Text">fsck</text:span> (file system check) to determine the order in which file systems are checked at boot time. The root file system (<text:span text:style-name="Source_5f_Text">/</text:span>) should be <text:span text:style-name="Source_5f_Text">1</text:span>, and other file systems are usually <text:span text:style-name="Source_5f_Text">2</text:span> or <text:span text:style-name="Source_5f_Text">0</text:span> to disable checking. Swap partitions are typically <text:span text:style-name="Source_5f_Text">0</text:span>.</text:p>
        </text:list-item>
      </text:list>
      <text:p text:style-name="First_20_paragraph"><text:span text:style-name="T1">Example</text:span> <text:span text:style-name="Source_5f_Text">/etc/fstab</text:span> <text:span text:style-name="T1">entry</text:span>:</text:p>
      <text:p text:style-name="Text_20_body">Let's say you have a partition with UUID <text:span text:style-name="Source_5f_Text">a1b2c3d4-e5f6-7890-1234-567890abcdef</text:span> that you want to permanently mount at <text:span text:style-name="Source_5f_Text">/data</text:span> with <text:span text:style-name="Source_5f_Text">ext4</text:span> file system and default options. Your <text:span text:style-name="Source_5f_Text">/etc/fstab</text:span> entry would look something like this:</text:p>
      <text:p text:style-name="Preformatted_20_Text">UUID=a1b2c3d4-e5f6-7890-1234-567890abcdef /data ext4 defaults 0 2</text:p>
      <text:p text:style-name="First_20_paragraph"><text:span text:style-name="T1">Editing</text:span> <text:span text:style-name="Source_5f_Text">/etc/fstab</text:span>:</text:p>
      <text:p text:style-name="Text_20_body">You'll need to use a text editor with <text:span text:style-name="Source_5f_Text">sudo</text:span> privileges to edit the <text:span text:style-name="Source_5f_Text">/etc/fstab</text:span> file (e.g., <text:span text:style-name="Source_5f_Text">sudo nano /etc/fstab</text:span>). <text:span text:style-name="T1">Be very careful when editing this file, as incorrect entries can prevent your system from booting correctly</text:span>. It's always a good idea to make a backup of the /etc/fstab file before making changes.</text:p>
      <text:p text:style-name="Text_20_body">After editing <text:span text:style-name="Source_5f_Text">/etc/fstab</text:span>, you can test your entries without rebooting using the command:</text:p>
      <text:p text:style-name="Preformatted_20_Text"><text:span text:style-name="FunctionTok">sudo</text:span><text:span text:style-name="NormalTok"> mount </text:span><text:span text:style-name="AttributeTok">-a</text:span> </text:p>
      <text:p text:style-name="First_20_paragraph">This command attempts to mount all file systems listed in <text:span text:style-name="Source_5f_Text">/etc/fstab</text:span>. If there are errors in your <text:soft-page-break/>entries, you'll see error messag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5-06-10T15:50:18Z</meta:creation-date>
    <dc:date>2025-06-10T11:55:48.419967049</dc:date>
    <meta:editing-duration>PT29S</meta:editing-duration>
    <meta:editing-cycles>1</meta:editing-cycles>
    <meta:document-statistic meta:table-count="0" meta:image-count="0" meta:object-count="0" meta:page-count="12" meta:paragraph-count="209" meta:word-count="4157" meta:character-count="24887" meta:non-whitespace-character-count="20984"/>
  </office:meta>
</office:document-meta>
</file>